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Mono" fo:font-size="18pt" fo:font-weight="normal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FreeMono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-asian="FreeMono" style:font-name-complex="Free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G REPORT</text:p>
      <text:p text:style-name="P1"/>
      <text:p text:style-name="P1">Name: ________________________________________</text:p>
      <text:p text:style-name="P1">Bug ID: ____________</text:p>
      <text:p text:style-name="P1"/>
      <text:p text:style-name="P1">Steps Checklist</text:p>
      <text:p text:style-name="P1"><text:span text:style-name="T1"/></text:p>
      <text:p text:style-name="P1"><text:span text:style-name="T1"><text:s text:c="4"/>⃞ <text:s/>Set up development environment</text:span></text:p>
      <text:p text:style-name="P1"><text:span text:style-name="T1"><text:s text:c="4"/>⃞ <text:s/>Reproduce/understand the issue</text:span></text:p>
      <text:p text:style-name="P1"><text:span text:style-name="T1"><text:s text:c="4"/>⃞ <text:s/>Locate problem file(s)</text:span></text:p>
      <text:p text:style-name="P1"><text:span text:style-name="T1"><text:s text:c="4"/>⃞ <text:s/>Identify solution</text:span></text:p>
      <text:p text:style-name="P1"><text:span text:style-name="T1"><text:s text:c="4"/>⃞ <text:s/>Test your changes</text:span></text:p>
      <text:p text:style-name="P1"><text:span text:style-name="T1"><text:s text:c="4"/>⃞ <text:s/>Submit changes</text:span></text:p>
      <text:p text:style-name="P1"><text:span text:style-name="T1"><text:s text:c="4"/>⃞ <text:s/>Get and respond to feedback</text:span></text:p>
      <text:p text:style-name="P1"><text:span text:style-name="T1"/></text:p>
      <text:p text:style-name="P1">Summary of Bug: ______________________________</text:p>
      <text:p text:style-name="P1"><text:span text:style-name="T1">________________________________________________________________________________________________________________________________________________________________________________________</text:span></text:p>
      <text:p text:style-name="P1"><text:span text:style-name="T1"><text:s text:c="4"/></text:span></text:p>
      <text:p text:style-name="P1"><text:span text:style-name="T1">Summary of Solution: _________________________</text:span></text:p>
      <text:p text:style-name="P1"><text:span text:style-name="T1">________________________________________________________________________________________________________________________________________________________________________________________</text:span></text:p>
      <text:p text:style-name="P1"><text:span text:style-name="T1"/></text:p>
      <text:p text:style-name="P2"><text:span text:style-name="T1">Issues Encountered: __________________________</text:span></text:p>
      <text:p text:style-name="P2"><text:span text:style-name="T1">________________________________________________________________________________________________________________________________________________________________________________________</text:span></text:p>
      <text:p text:style-name="P1"><text:span text:style-name="T1"/></text:p>
      <text:p text:style-name="P1"><text:span text:style-name="T1">Patch URL: 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6-18T17:38:13</meta:creation-date>
    <dc:date>2013-06-18T23:53:20</dc:date>
    <dc:creator>Shauna </dc:creator>
    <meta:editing-duration>PT5H59M3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9" meta:word-count="55" meta:character-count="1037" meta:non-whitespace-character-count="968"/>
  </office:meta>
</office:document-meta>
</file>